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fo:font-size="20pt" fo:font-weight="bold" officeooo:rsid="000d80a8" officeooo:paragraph-rsid="00066342" style:font-size-asian="20pt" style:font-weight-asian="bold" style:font-size-complex="20pt" style:font-weight-complex="bold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66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OD DELIVERY DATASET ANALYTICS</text:p>
      <text:h text:style-name="Heading_20_1" text:outline-level="1"><text:span text:style-name="Strong_20_Emphasis"><text:span text:style-name="T1">Main Problem Statement</text:span></text:span></text:h>
      <text:p text:style-name="P2">What factors drive operational efficiency, revenue growth, and customer satisfaction in a food delivery platform?</text:p>
      <text:p text:style-name="P2">This project aims to <text:span text:style-name="T2">A</text:span>nalyze a large-scale food delivery dataset (100,000 orders across 7 major Egyptian cities) to identify the key factors influencing business performance, including revenue, delivery efficiency, customer <text:span text:style-name="T2">B</text:span>ehavior , and restaurant performance.</text:p>
      <text:p text:style-name="P2">The analysis focuses on delivery time optimization, city performance, customer retention, and demand trends to provide data-driven insights for improving logistics and profitability.</text:p>
      <text:h text:style-name="Heading_20_1" text:outline-level="1"><text:span text:style-name="Strong_20_Emphasis"><text:span text:style-name="T1">Sub Problem Statements</text:span></text:span></text:h>
      <text:h text:style-name="P3" text:outline-level="2">1️. Revenue Analysis</text:h>
      <text:p text:style-name="P2">How do order volume and pricing impact total revenue?<text:line-break/> Analyze total revenue, average order value, and revenue distribution across cities and restaurants.</text:p>
      <text:h text:style-name="P3" text:outline-level="2"><text:span text:style-name="T2">2.</text:span> Delivery Performance Analysis</text:h>
      <text:p text:style-name="P2">What factors affect delivery time and delays?<text:line-break/> Analyze average delivery time, on-time delivery rate, and the impact of distance and order volume on delays.</text:p>
      <text:h text:style-name="P3" text:outline-level="2">3️.Customer Behavior Analysis</text:h>
      <text:p text:style-name="P2">What drives customer retention and satisfaction?<text:line-break/> Analyze repeat customer rate, customer ratings, and payment method preferences.</text:p>
      <text:h text:style-name="P3" text:outline-level="2"><text:span text:style-name="T2">4.</text:span>City Performance Analysis</text:h>
      <text:p text:style-name="P2">Which cities perform best in terms of revenue and delivery efficiency?<text:line-break/>Compare cities based on total orders, revenue, average delivery time, and delay percentage.</text:p>
      <text:h text:style-name="P3" text:outline-level="2"><text:span text:style-name="T2">5.</text:span>Restaurant Performance Analysis</text:h>
      <text:p text:style-name="P2">Which restaurants generate the highest revenue and customer satisfaction?<text:line-break/>Compare restaurants based on sales, ratings, and delivery performance.</text:p>
      <text:h text:style-name="P3" text:outline-level="2"><text:span text:style-name="T2">6.</text:span>Demand Trend Analysis</text:h>
      <text:p text:style-name="P2">How does order demand change over time?<text:line-break/>Analyze order trends by hour, day, and month to identify peak demand periods.</text:p>
      <text:h text:style-name="P3" text:outline-level="2"><text:span text:style-name="T2">7.</text:span>Logistics Optimization</text:h>
      <text:p text:style-name="P2">What factors influence delivery efficiency?<text:line-break/>Analyze the relationship between delivery distance, traffic conditions (if available), and delivery time to identify optimization opportuniti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20:44:24.156668300</meta:creation-date>
    <dc:date>2026-02-23T20:54:26.452203700</dc:date>
    <meta:editing-duration>PT10M2S</meta:editing-duration>
    <meta:editing-cycles>1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0" meta:word-count="250" meta:character-count="1867" meta:non-whitespace-character-count="1634"/>
  </office:meta>
</office:document-meta>
</file>